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3T10:35:16.06">
            <text:p>2019/11/13 10:3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9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3T10:35:15.39">
            <text:p>2019/11/13 10:3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0)">
            <text:p>sn(42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6">
            <text:p>6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/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49999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/>
          <table:table-cell table:style-name="ce37"/>
          <table:table-cell table:style-name="ce40" office:value-type="string">
            <text:p>1,2,3</text:p>
          </table:table-cell>
          <table:table-cell table:style-name="ce59" office:value-type="date" office:date-value="2019-11-13T10:34:40.64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3T10:35:13.66">
            <text:p>2019/11/13 10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1.397cm" draw:caption-point-x="-1.353cm" draw:caption-point-y="2.5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6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0)">
            <text:p>sn(42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3T10:35:16.81">
            <text:p>2019/11/13 10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9cm" draw:caption-point-x="-1.353cm" draw:caption-point-y="2.34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9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3T10:35:15.4">
            <text:p>2019/11/13 10:3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1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1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09cm" draw:caption-point-x="-0.672cm" draw:caption-point-y="0.247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3T10:35:16.97">
            <text:p>2019/11/13 10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75cm" draw:caption-point-x="-1.353cm" draw:caption-point-y="2.34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368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0)">
            <text:p>sn(42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3T10:35:17.11">
            <text:p>2019/11/13 10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9cm" draw:caption-point-x="-1.353cm" draw:caption-point-y="2.34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4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4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4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3T10:35:15.4">
            <text:p>2019/11/13 10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403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2019/11/13</text:date>, <text:time>10:3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3T10:35:15.29</dc:date>
    <dc:creator>iwabuchi ken</dc:creator>
    <meta:editing-duration>P3DT23H26M54S</meta:editing-duration>
    <meta:editing-cycles>424</meta:editing-cycles>
    <meta:generator>OpenOffice/4.1.3$Win32 OpenOffice.org_project/413m1$Build-9783</meta:generator>
    <meta:document-statistic meta:table-count="8" meta:cell-count="7124" meta:object-count="0"/>
    <meta:user-defined meta:name="sheets-banding"/>
    <meta:user-defined meta:name="sheets-original-selection"/>
  </office:meta>
</office:document-meta>
</file>